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Roboto" svg:font-family="Roboto, sans-serif"/>
    <style:font-face style:name="apple-system" svg:font-family="apple-system, BlinkMacSystemFont, 'Segoe UI Variable', 'Segoe UI', system-ui, ui-sans-serif, Helvetica, Arial, sans-serif, 'Apple Color Emoji', 'Segoe UI Emoji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loext:graphic-properties draw:fill="solid" draw:fill-color="#ffffff" draw:opacity="100%"/>
      <style:paragraph-properties fo:margin-top="0cm" fo:margin-bottom="0cm" loext:contextual-spacing="false" fo:line-height="138%" fo:background-color="#ffffff" fo:padding="0cm" fo:border="none" style:writing-mode="lr-tb"/>
      <style:text-properties fo:font-variant="normal" fo:text-transform="none" fo:color="#212121" style:text-line-through-style="none" style:text-line-through-type="none" style:font-name="Arial1" fo:font-size="15pt" fo:font-style="normal" style:text-underline-style="none" fo:font-weight="normal" style:text-blinking="false" fo:background-color="transparent"/>
    </style:style>
    <style:style style:name="P2" style:family="paragraph" style:parent-style-name="Heading_20_3">
      <loext:graphic-properties draw:fill="solid" draw:fill-color="#ffffff" draw:opacity="100%"/>
      <style:paragraph-properties fo:margin-top="0cm" fo:margin-bottom="0.176cm" loext:contextual-spacing="false" fo:line-height="138%" fo:background-color="#ffffff" fo:padding="0cm" fo:border="none" style:writing-mode="lr-tb"/>
      <style:text-properties style:font-name="Arial1" fo:font-size="15pt" officeooo:paragraph-rsid="0013b3da" style:font-size-asian="15pt" style:font-size-complex="15pt"/>
    </style:style>
    <style:style style:name="P3" style:family="paragraph" style:parent-style-name="Text_20_body">
      <style:text-properties officeooo:paragraph-rsid="001a0758"/>
    </style:style>
    <style:style style:name="P4" style:family="paragraph" style:parent-style-name="Text_20_body">
      <style:paragraph-properties fo:margin-top="0cm" fo:margin-bottom="0.106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26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49d2a" officeooo:paragraph-rsid="00149d2a" style:text-blinking="false" fo:background-color="transparent" style:font-size-asian="12pt" style:font-size-complex="12pt"/>
    </style:style>
    <style:style style:name="P6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38%" fo:background-color="#ffffff" fo:padding="0cm" fo:border="none" style:writing-mode="lr-tb"/>
      <style:text-properties fo:font-variant="normal" fo:text-transform="none" fo:color="#212121" style:text-line-through-style="none" style:text-line-through-type="none" style:font-name="Arial1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38%" fo:background-color="#ffffff" fo:padding="0cm" fo:border="none" style:writing-mode="lr-tb"/>
      <style:text-properties fo:font-variant="normal" fo:text-transform="none" fo:color="#212121" style:text-line-through-style="none" style:text-line-through-type="none" style:font-name="Arial1" fo:font-size="15pt" fo:font-style="normal" style:text-underline-style="none" fo:font-weight="normal" style:text-blinking="false" fo:background-color="transparent"/>
    </style:style>
    <style:style style:name="P8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38%" fo:background-color="#ffffff" fo:padding="0cm" fo:border="none" style:writing-mode="lr-tb"/>
    </style:style>
    <style:style style:name="P9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weight="normal" officeooo:paragraph-rsid="00166735"/>
    </style:style>
    <style:style style:name="P10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size="12pt" style:font-size-asian="12pt" style:font-size-complex="12pt"/>
    </style:style>
    <style:style style:name="P11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size="12pt" fo:font-weight="normal" officeooo:paragraph-rsid="00166735" style:font-size-asian="12pt" style:font-size-complex="12pt"/>
    </style:style>
    <style:style style:name="P12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38%" fo:background-color="#ffffff" fo:padding="0cm" fo:border="none" style:writing-mode="lr-tb"/>
      <style:text-properties style:font-name="Arial1"/>
    </style:style>
    <style:style style:name="P13" style:family="paragraph" style:parent-style-name="Text_20_body" style:list-style-name="L2">
      <loext:graphic-properties draw:fill="solid" draw:fill-color="#ffffff" draw:opacity="100%"/>
      <style:paragraph-properties fo:margin-top="0cm" fo:margin-bottom="0cm" loext:contextual-spacing="false" fo:line-height="138%" fo:background-color="#ffffff" fo:padding="0cm" fo:border="none" style:writing-mode="lr-tb"/>
      <style:text-properties style:font-name="Arial1"/>
    </style:style>
    <style:style style:name="P14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38%" fo:background-color="#ffffff" fo:padding="0cm" fo:border="none" style:writing-mode="lr-tb"/>
      <style:text-properties style:font-name="Arial1" officeooo:paragraph-rsid="00170945"/>
    </style:style>
    <style:style style:name="P15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38%" fo:background-color="#ffffff" fo:padding="0cm" fo:border="none" style:writing-mode="lr-tb"/>
      <style:text-properties style:font-name="Arial1" fo:font-weight="normal"/>
    </style:style>
    <style:style style:name="P16" style:family="paragraph" style:parent-style-name="Text_20_body">
      <loext:graphic-properties draw:fill="solid" draw:fill-color="#ffffff" draw:opacity="100%"/>
      <style:paragraph-properties fo:margin-top="0cm" fo:margin-bottom="0.176cm" loext:contextual-spacing="false" fo:line-height="138%" fo:background-color="#ffffff" fo:padding="0cm" fo:border="none" style:writing-mode="lr-tb"/>
      <style:text-properties style:font-name="Arial1" officeooo:paragraph-rsid="0013b3da"/>
    </style:style>
    <style:style style:name="P17" style:family="paragraph" style:parent-style-name="Text_20_body">
      <loext:graphic-properties draw:fill="solid" draw:fill-color="#ffffff" draw:opacity="100%"/>
      <style:paragraph-properties fo:margin-top="0cm" fo:margin-bottom="0.176cm" loext:contextual-spacing="false" fo:line-height="138%" fo:background-color="#ffffff" fo:padding="0cm" fo:border="none" style:writing-mode="lr-tb"/>
      <style:text-properties style:font-name="Arial1"/>
    </style:style>
    <style:style style:name="P18" style:family="paragraph" style:parent-style-name="Text_20_body" style:list-style-name="L2">
      <loext:graphic-properties draw:fill="solid" draw:fill-color="#ffffff" draw:opacity="100%"/>
      <style:paragraph-properties fo:margin-top="0.111cm" fo:margin-bottom="0cm" loext:contextual-spacing="false" fo:line-height="138%" fo:background-color="#ffffff" fo:padding="0cm" fo:border="none" style:writing-mode="lr-tb"/>
      <style:text-properties fo:font-variant="normal" fo:text-transform="none" fo:color="#212121" style:text-line-through-style="none" style:text-line-through-type="none" style:font-name="Arial1" fo:font-size="12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2">
      <loext:graphic-properties draw:fill="solid" draw:fill-color="#ffffff" draw:opacity="100%"/>
      <style:paragraph-properties fo:margin-top="0.011cm" fo:margin-bottom="0cm" loext:contextual-spacing="false" fo:line-height="138%" fo:background-color="#ffffff" fo:padding="0cm" fo:border="none" style:writing-mode="lr-tb"/>
      <style:text-properties fo:font-variant="normal" fo:text-transform="none" fo:color="#212121" style:text-line-through-style="none" style:text-line-through-type="none" style:font-name="Arial1" fo:font-size="12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212121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212121" style:text-line-through-style="none" style:text-line-through-type="none" fo:font-size="12pt" fo:font-style="normal" style:text-underline-style="none" fo:font-weight="normal" officeooo:rsid="0013b3da" style:text-blinking="false" fo:background-color="transparent" loext:char-shading-value="0"/>
    </style:style>
    <style:style style:name="T3" style:family="text">
      <style:text-properties fo:font-variant="normal" fo:text-transform="none" fo:color="#212121" style:text-line-through-style="none" style:text-line-through-type="none" fo:font-size="12pt" fo:font-style="normal" style:text-underline-style="none" fo:font-weight="normal" officeooo:rsid="00149d2a" style:text-blinking="false" fo:background-color="transparent" loext:char-shading-value="0"/>
    </style:style>
    <style:style style:name="T4" style:family="text">
      <style:text-properties fo:font-variant="normal" fo:text-transform="none" fo:color="#212121" style:text-line-through-style="none" style:text-line-through-type="none" fo:font-size="12pt" fo:font-style="normal" style:text-underline-style="none" fo:font-weight="normal" officeooo:rsid="00166735" style:text-blinking="false" fo:background-color="transparent" loext:char-shading-value="0"/>
    </style:style>
    <style:style style:name="T5" style:family="text">
      <style:text-properties fo:font-variant="normal" fo:text-transform="none" fo:color="#212121" style:text-line-through-style="none" style:text-line-through-type="none" fo:font-size="12pt" fo:font-style="normal" style:text-underline-style="none" fo:font-weight="normal" officeooo:rsid="0014755e" style:text-blinking="false" fo:background-color="transparent" loext:char-shading-value="0"/>
    </style:style>
    <style:style style:name="T6" style:family="text">
      <style:text-properties fo:font-variant="normal" fo:text-transform="none" fo:color="#212121" style:text-line-through-style="none" style:text-line-through-type="none" fo:font-size="12pt" fo:font-style="normal" style:text-underline-style="none" fo:font-weight="normal" officeooo:rsid="00170945" style:text-blinking="false" fo:background-color="transparent" loext:char-shading-value="0"/>
    </style:style>
    <style:style style:name="T7" style:family="text">
      <style:text-properties fo:font-variant="normal" fo:text-transform="none" fo:color="#212121" style:text-line-through-style="none" style:text-line-through-type="none" fo:font-size="12pt" fo:font-style="normal" style:text-underline-style="none" fo:font-weight="normal" officeooo:rsid="0017ec85" style:text-blinking="false" fo:background-color="transparent" loext:char-shading-value="0"/>
    </style:style>
    <style:style style:name="T8" style:family="text">
      <style:text-properties fo:font-variant="normal" fo:text-transform="none" fo:color="#212121" style:text-line-through-style="none" style:text-line-through-type="none" fo:font-size="12pt" fo:font-style="normal" style:text-underline-style="none" fo:font-weight="normal" officeooo:rsid="001a0758" style:text-blinking="false" fo:background-color="transparent" loext:char-shading-value="0"/>
    </style:style>
    <style:style style:name="T9" style:family="text">
      <style:text-properties fo:font-variant="normal" fo:text-transform="none" fo:color="#212121" style:text-line-through-style="none" style:text-line-through-type="none" fo:font-size="12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212121" style:text-line-through-style="none" style:text-line-through-type="none" fo:font-size="12pt" fo:font-style="normal" style:text-underline-style="none" officeooo:rsid="0017ec85" style:text-blinking="false" fo:background-color="transparent" loext:char-shading-value="0"/>
    </style:style>
    <style:style style:name="T11" style:family="text">
      <style:text-properties fo:font-variant="normal" fo:text-transform="none" fo:color="#212121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212121" style:text-line-through-style="none" style:text-line-through-type="none" style:font-name="Arial1" fo:font-size="12pt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212121" style:text-line-through-style="none" style:text-line-through-type="none" style:font-name="Arial1" fo:font-size="12pt" fo:font-style="normal" style:text-underline-style="none" fo:font-weight="normal" officeooo:rsid="00197d26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149d2a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tyle="normal" style:text-underline-style="none" officeooo:rsid="00166735" style:text-blinking="false" fo:background-color="transparent" loext:char-shading-value="0"/>
    </style:style>
    <style:style style:name="T17" style:family="text">
      <style:text-properties officeooo:rsid="0013b3da"/>
    </style:style>
    <style:style style:name="T18" style:family="text">
      <style:text-properties officeooo:rsid="00166735"/>
    </style:style>
    <style:style style:name="T19" style:family="text">
      <style:text-properties officeooo:rsid="00170945"/>
    </style:style>
    <style:style style:name="T20" style:family="text">
      <style:text-properties officeooo:rsid="0017ec85"/>
    </style:style>
    <style:style style:name="T21" style:family="text">
      <style:text-properties officeooo:rsid="00197d26"/>
    </style:style>
    <style:style style:name="T22" style:family="text">
      <style:text-properties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docs-internal-guid-92a4b153-7fff-a9d3-1a17-f2362120d796"/>Brainstorm</text:p>
      <text:p text:style-name="Text_20_body"/>
      <text:list xml:id="list3986419634" text:style-name="L1">
        <text:list-item>
          <text:p text:style-name="P10"><text:span text:style-name="T14">Temática de </text:span><text:span text:style-name="T15">alquiler de pisos</text:span></text:p>
        </text:list-item>
        <text:list-item>
          <text:p text:style-name="P10"><text:span text:style-name="T15">W</text:span><text:span text:style-name="T14">eb que recomiende </text:span><text:span text:style-name="T15">los mejores pisos para alquilar en Madrid.</text:span></text:p>
        </text:list-item>
        <text:list-item>
          <text:p text:style-name="P5">Se puede obtener información <text:span text:style-name="T18">de alquileres de pisos en Airbnb en opendatasoft</text:span></text:p>
        </text:list-item>
        <text:list-item>
          <text:p text:style-name="P11"><text:span text:style-name="T16">Puedo obtener todo tipo de información referente a Madrid en datos.madrid.es</text:span></text:p>
          <text:p text:style-name="P9"><text:line-break/></text:p>
        </text:list-item>
      </text:list>
      <text:p text:style-name="P4">Diseño del DAaaS</text:p>
      <text:h text:style-name="P2" text:outline-level="3"><text:span text:style-name="T11"/></text:h>
      <text:h text:style-name="P2" text:outline-level="3"><text:bookmark text:name="docs-internal-guid-b2d02416-7fff-2614-c5c8-0084bbde8d9a"/><text:span text:style-name="T11">Definición la estrategia del DAaaS</text:span></text:h>
      <text:p text:style-name="P16"><text:span text:style-name="T1">Una aplicación web que recomiende</text:span> l<text:span text:style-name="T18">a</text:span>s <text:span text:style-name="T17">mejores </text:span><text:span text:style-name="T18">oportunidades de alquiler </text:span>en Madrid<text:span text:style-name="T1">. </text:span><text:span text:style-name="T2">Incluirá filtros como paradas de metro, cercanía a parques o jardines, centros de salud, centros educativos, precio...</text:span></text:p>
      <text:h text:style-name="P1" text:outline-level="3"/>
      <text:h text:style-name="P1" text:outline-level="3"/>
      <text:h text:style-name="P1" text:outline-level="3"/>
      <text:h text:style-name="P1" text:outline-level="3">Arquitectura DAaaS</text:h>
      <text:p text:style-name="P17"><text:span text:style-name="T1">Piezas de software que voy a necesitar:</text:span></text:p>
      <text:list xml:id="list2403215097" text:style-name="L2">
        <text:list-item>
          <text:p text:style-name="P18">Una aplicación Web (Google Cloud Compute)</text:p>
        </text:list-item>
        <text:list-item>
          <text:p text:style-name="P19">Una base de datos SQL (Google Cloud SQL)</text:p>
        </text:list-item>
        <text:list-item>
          <text:p text:style-name="P13"><text:span text:style-name="T1">Cluster de Hadoop (Google Cloud Dataproc - levantar una vez a</text:span><text:span text:style-name="T3">l </text:span><text:span text:style-name="T7">día</text:span><text:span text:style-name="T1">)</text:span></text:p>
        </text:list-item>
        <text:list-item>
          <text:p text:style-name="P13"><text:bookmark text:name="docs-internal-guid-23050924-7fff-aabc-9471-6e88febfd0bb"/><text:span text:style-name="T1">Llamar al API de </text:span><text:span text:style-name="T4">Airbnb</text:span><text:span text:style-name="T1"> para obtener </text:span><text:span text:style-name="T4">el fichero de pisos en Madrid </text:span><text:span text:style-name="T7">(vm)</text:span></text:p>
        </text:list-item>
        <text:list-item>
          <text:p text:style-name="P13"><text:bookmark text:name="docs-internal-guid-23050924-7fff-aabc-9471-6e88febfd0bb1"/><text:span text:style-name="T1">Llamar al API de </text:span><text:span text:style-name="T4">datos.madrid</text:span><text:span text:style-name="T1"> para obtener </text:span><text:span text:style-name="T4">los ficheros de puntos de interés de Madrid </text:span><text:span text:style-name="T7">(vm)</text:span></text:p>
        </text:list-item>
        <text:list-item>
          <text:p text:style-name="P13"><text:span text:style-name="T1">Storage: se usará un Bucket especifico donde se descargarán los archivos necesarios para el estudio </text:span><text:span text:style-name="T8">y los resultados generados por el Dataproc.</text:span></text:p>
        </text:list-item>
      </text:list>
      <text:p text:style-name="P8"/>
      <text:p text:style-name="P8"/>
      <text:p text:style-name="P8"/>
      <text:p text:style-name="P8"/>
      <text:h text:style-name="P1" text:outline-level="3"><text:soft-page-break/>DAaaS Operating Model Design and Rollout</text:h>
      <text:p text:style-name="P12"/>
      <text:p text:style-name="P14"><text:span text:style-name="T6">U</text:span><text:span text:style-name="T1">na instancia de Cloud Compute (python) </text:span><text:span text:style-name="T6">se encargará de descargar los ficheros desde Airbnb </text:span><text:span text:style-name="T7">(una vez al día) </text:span><text:span text:style-name="T6">y datos.madrid </text:span><text:span text:style-name="T7">(una vez al mes) </text:span><text:span text:style-name="T6">y guardarlos en el Bucket</text:span><text:span text:style-name="T1">.</text:span></text:p>
      <text:p text:style-name="P14"><text:span text:style-name="T1"/></text:p>
      <text:p text:style-name="P12">El cluster <text:span text:style-name="T6">leerá y procesará</text:span> <text:span text:style-name="T20">(una vez al día) </text:span>con X <text:span text:style-name="T19">los ficheros almacenados en el Bucket. El resultado se almacenará en el Bucket</text:span>.</text:p>
      <text:p text:style-name="P12"/>
      <text:p text:style-name="P12"><text:span text:style-name="T7">Por último un</text:span><text:span text:style-name="T1"> Cloud Scheduler disparar</text:span><text:span text:style-name="T7">á</text:span><text:span text:style-name="T1"> un cloud function tod</text:span><text:span text:style-name="T7">os los día</text:span><text:span text:style-name="T1">s que introduzca el CSV del Cluster en Google Cloud SQL.</text:span></text:p>
      <text:p text:style-name="P12"><text:span text:style-name="T1"/></text:p>
      <text:p text:style-name="P12"><text:span text:style-name="T1">La web se conecta con la base de datos a través de un API.</text:span></text:p>
      <text:p text:style-name="P12"><text:span text:style-name="T1"/></text:p>
      <text:p text:style-name="P12"><text:span text:style-name="T1"/></text:p>
      <text:p text:style-name="P12"><text:span text:style-name="T1"/></text:p>
      <text:h text:style-name="P1" text:outline-level="3">Desarrollo de la plataforma DaaaS.</text:h>
      <text:p text:style-name="P7"/>
      <text:p text:style-name="P15"><text:span text:style-name="T9">CSV <text:s/></text:span><text:span text:style-name="T10">resultado</text:span><text:span text:style-name="T9">:</text:span></text:p>
      <text:p text:style-name="P6">```</text:p>
      <text:p text:style-name="P8"><text:span text:style-name="T13">Tipo Vivienda</text:span><text:span text:style-name="T12">, </text:span><text:span text:style-name="T13">Barrio</text:span><text:span text:style-name="T12">, </text:span><text:span text:style-name="T13">Precio</text:span><text:span text:style-name="T12">, </text:span><text:span text:style-name="T13">Transportes</text:span><text:span text:style-name="T12">, </text:span><text:span text:style-name="T13">Parques</text:span><text:span text:style-name="T12">, </text:span><text:span text:style-name="T13">Centros_Culturales, Centros_Educativos...</text:span></text:p>
      <text:p text:style-name="P6">```</text:p>
      <text:p text:style-name="Text_20_body"/>
      <text:p text:style-name="P4">Link a Diagrama:</text:p>
      <text:p text:style-name="P3"><text:line-break/><text:a xlink:type="simple" xlink:href="https://docs.google.com/drawings/d/1bO8dgE-9omKcHPX5AfVQ-aD31mqJt2Buu__71LAF144/edit?usp=sharing" text:style-name="Internet_20_link" text:visited-style-name="Visited_20_Internet_20_Link"><text:span text:style-name="T22">https://docs.google.com/drawings/d/1bO8dgE-9omKcHPX5AfVQ-aD31mqJt2Buu__71LAF144/edit?usp=sharing</text:span></text:a></text:p>
      <text:p text:style-name="P3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Roboto" svg:font-family="Roboto, sans-serif"/>
    <style:font-face style:name="apple-system" svg:font-family="apple-system, BlinkMacSystemFont, 'Segoe UI Variable', 'Segoe UI', system-ui, ui-sans-serif, Helvetica, Arial, sans-serif, 'Apple Color Emoji', 'Segoe UI Emoji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4T06:07:32.577549883</meta:creation-date>
    <dc:date>2021-09-04T08:09:40.112610627</dc:date>
    <meta:editing-duration>PT3M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30" meta:word-count="290" meta:character-count="1812" meta:non-whitespace-character-count="1557"/>
  </office:meta>
</office:document-meta>
</file>